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d7271"/>
    </style:style>
    <style:style style:name="P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d7271" officeooo:paragraph-rsid="000d7271"/>
    </style:style>
    <style:style style:name="P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d7271" officeooo:paragraph-rsid="000d7271" style:font-weight-asian="normal" style:font-weight-complex="normal"/>
    </style:style>
    <style:style style:name="P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d7271" officeooo:paragraph-rsid="000d7271" style:font-weight-asian="bold" style:font-weight-complex="bold"/>
    </style:style>
    <style:style style:name="P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rsid="000d7271" officeooo:paragraph-rsid="000d7271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/>
      <style:text-properties fo:font-variant="normal" fo:text-transform="none" fo:color="#2d3e50" style:font-name="Source Sans Pro" fo:font-size="10.5pt" fo:letter-spacing="normal" fo:font-style="normal" fo:font-weight="normal" officeooo:rsid="000d7271" officeooo:paragraph-rsid="000d7271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break-before="page"/>
      <style:text-properties fo:font-variant="normal" fo:text-transform="none" fo:color="#2d3e50" style:font-name="Source Sans Pro" fo:font-size="10.5pt" fo:letter-spacing="normal" fo:font-style="normal" fo:font-weight="normal" officeooo:paragraph-rsid="000d7271"/>
    </style:style>
    <style:style style:name="P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 fo:font-style="normal" fo:font-weight="normal" officeooo:rsid="000d7271" officeooo:paragraph-rsid="000d7271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3" style:family="paragraph" style:parent-style-name="Standard">
      <style:text-properties fo:font-weight="bold" officeooo:rsid="000d7271" officeooo:paragraph-rsid="000d7271" style:font-weight-asian="bold" style:font-weight-complex="bold"/>
    </style:style>
    <style:style style:name="P14" style:family="paragraph" style:parent-style-name="Standard">
      <style:text-properties fo:font-weight="normal" officeooo:rsid="000d7271" officeooo:paragraph-rsid="000d7271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bold" officeooo:paragraph-rsid="000d7271" style:font-weight-asian="bold" style:font-weight-complex="bold"/>
    </style:style>
    <style:style style:name="P17" style:family="paragraph" style:parent-style-name="Text_20_body" style:list-style-name="L1" style:master-page-name="">
      <loext:graphic-properties draw:fill="none"/>
      <style:paragraph-properties fo:margin-left="0.801cm" fo:margin-right="0cm" fo:margin-top="0cm" fo:margin-bottom="0.265cm" loext:contextual-spacing="false" fo:line-height="115%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8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65cm" loext:contextual-spacing="false" fo:line-height="115%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P19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65cm" loext:contextual-spacing="false" fo:line-height="115%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2d3e50" style:font-name="Source Sans Pro" fo:font-size="10.5pt" fo:letter-spacing="normal" fo:font-style="normal" fo:font-weight="bold" style:font-weight-asian="bold" style:font-weight-complex="bold"/>
    </style:style>
    <style:style style:name="T1" style:family="text">
      <style:text-properties officeooo:rsid="000d7271"/>
    </style:style>
    <style:style style:name="T2" style:family="text">
      <style:text-properties officeooo:rsid="0012a90a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ffc66d" style:font-name="DejaVu Sans Mono" fo:font-size="9pt"/>
    </style:style>
    <style:style style:name="T8" style:family="text">
      <style:text-properties fo:color="#bbb529"/>
    </style:style>
    <style:style style:name="T9" style:family="text">
      <style:text-properties fo:color="#bbb529" style:font-name="DejaVu Sans Mono" fo:font-size="9pt"/>
    </style:style>
    <style:style style:name="T10" style:family="text">
      <style:text-properties fo:color="#9876aa" style:font-name="DejaVu Sans Mono" fo:font-size="9pt" fo:font-style="italic"/>
    </style:style>
    <style:style style:name="T11" style:family="text">
      <style:text-properties fo:color="#6a8759" style:font-name="DejaVu Sans Mono" fo:font-size="9pt"/>
    </style:style>
    <style:style style:name="T12" style:family="text">
      <style:text-properties officeooo:rsid="0016c16e"/>
    </style:style>
    <style:style style:name="T13" style:family="text">
      <style:text-properties officeooo:rsid="00187ccc"/>
    </style:style>
    <style:style style:name="T14" style:family="text">
      <style:text-properties officeooo:rsid="001af443"/>
    </style:style>
    <style:style style:name="T15" style:family="text">
      <style:text-properties officeooo:rsid="001b5b54"/>
    </style:style>
    <style:style style:name="T16" style:family="text">
      <style:text-properties officeooo:rsid="001f305d"/>
    </style:style>
    <style:style style:name="T17" style:family="text">
      <style:text-properties officeooo:rsid="0025c294"/>
    </style:style>
    <style:style style:name="T18" style:family="text">
      <style:text-properties style:font-weight-asian="bold" style:font-weight-complex="bold"/>
    </style:style>
    <style:style style:name="T19" style:family="text">
      <style:text-properties officeooo:rsid="0027a320" style:font-weight-asian="bold" style:font-weight-complex="bold"/>
    </style:style>
    <style:style style:name="T20" style:family="text">
      <style:text-properties officeooo:rsid="002eb936" style:font-weight-asian="bold" style:font-weight-complex="bold"/>
    </style:style>
    <style:style style:name="T21" style:family="text">
      <style:text-properties officeooo:rsid="002cdcce"/>
    </style:style>
    <style:style style:name="T22" style:family="text">
      <style:text-properties officeooo:rsid="0031b3d4"/>
    </style:style>
    <style:style style:name="T23" style:family="text">
      <style:text-properties officeooo:rsid="0035ec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6654256" text:style-name="L1">
        <text:list-item>
          <text:p text:style-name="P16">Create and Run a Thread using Runnable Interface and Thread class.</text:p>
        </text:list-item>
      </text:list>
      <text:p text:style-name="P1"><text:s text:c="4"/><text:span text:style-name="T1">Ans. (Q1.java)</text:span></text:p>
      <text:p text:style-name="P1">//Create and Run a Thread using Runnable Interface and Thread class.</text:p>
      <text:p text:style-name="P1"/>
      <text:p text:style-name="P1">class MyRunnable implements Runnable</text:p>
      <text:p text:style-name="P1">{</text:p>
      <text:p text:style-name="P1"><text:s text:c="4"/>@Override</text:p>
      <text:p text:style-name="P1"><text:s text:c="4"/>public void run()</text:p>
      <text:p text:style-name="P1"><text:s text:c="4"/>{</text:p>
      <text:p text:style-name="P1"><text:s text:c="8"/>System.out.println("Thread created via Runnable interface::" + Thread.currentThread().getName());</text:p>
      <text:p text:style-name="P1"><text:s text:c="4"/>}</text:p>
      <text:p text:style-name="P1">}</text:p>
      <text:p text:style-name="P1"/>
      <text:p text:style-name="P1">class MyThread extends Thread</text:p>
      <text:p text:style-name="P1">{</text:p>
      <text:p text:style-name="P1"><text:s text:c="4"/>@Override</text:p>
      <text:p text:style-name="P1"><text:s text:c="4"/>public void run()</text:p>
      <text:p text:style-name="P1"><text:s text:c="4"/>{</text:p>
      <text:p text:style-name="P1"><text:s text:c="8"/>System.out.println("Thread created via Thread class::" + Thread.currentThread().getName());</text:p>
      <text:p text:style-name="P1"><text:s text:c="4"/>}</text:p>
      <text:p text:style-name="P1">}</text:p>
      <text:p text:style-name="P1"/>
      <text:p text:style-name="P1">class Q1</text:p>
      <text:p text:style-name="P1">{</text:p>
      <text:p text:style-name="P1"><text:s text:c="4"/>public static void main(String args[])</text:p>
      <text:p text:style-name="P1"><text:s text:c="4"/>{</text:p>
      <text:p text:style-name="P1"><text:s text:c="8"/>System.out.println("This is main Thread::" + Thread.currentThread().getName());</text:p>
      <text:p text:style-name="P1"><text:s text:c="8"/></text:p>
      <text:p text:style-name="P1"><text:s text:c="8"/>//Runnable thread start</text:p>
      <text:p text:style-name="P1"><text:s text:c="8"/>MyRunnable thread1 = new MyRunnable();</text:p>
      <text:p text:style-name="P1"><text:s text:c="8"/>new Thread(thread1).start();</text:p>
      <text:p text:style-name="P1"><text:s text:c="8"/></text:p>
      <text:p text:style-name="P1"><text:soft-page-break/><text:s text:c="8"/>//Thread class start</text:p>
      <text:p text:style-name="P1"><text:s text:c="8"/>MyThread thread2 = new MyThread();</text:p>
      <text:p text:style-name="P1"><text:s text:c="8"/>thread2.start();</text:p>
      <text:p text:style-name="P1"><text:s text:c="4"/>}</text:p>
      <text:p text:style-name="P1">}</text:p>
      <text:p text:style-name="P7"/>
      <text:list xml:id="list20107652938732" text:continue-numbering="true" text:style-name="L1">
        <text:list-item>
          <text:p text:style-name="P16">Use sleep and join methods with thread.</text:p>
        </text:list-item>
      </text:list>
      <text:p text:style-name="P4">Ans. <text:s/><text:span text:style-name="T2">(Q2.java)</text:span></text:p>
      <text:p text:style-name="P3">class Q2</text:p>
      <text:p text:style-name="P3">{</text:p>
      <text:p text:style-name="P3"><text:s text:c="4"/>public static void main(String args[])throws InterruptedException</text:p>
      <text:p text:style-name="P3"><text:s text:c="4"/>{</text:p>
      <text:p text:style-name="P3"><text:s text:c="8"/>System.out.println("\n Main Thread starts...\n");</text:p>
      <text:p text:style-name="P3"/>
      <text:p text:style-name="P3"><text:s text:c="8"/>Thread thread0 = new Thread(()-&gt;{</text:p>
      <text:p text:style-name="P3"><text:s text:c="12"/>for(int i = 1 ; i &lt; 5 ; i++)</text:p>
      <text:p text:style-name="P3"><text:s text:c="12"/>{</text:p>
      <text:p text:style-name="P3"><text:s text:c="16"/>try {</text:p>
      <text:p text:style-name="P3"><text:s text:c="20"/>Thread.sleep(0l);</text:p>
      <text:p text:style-name="P3"><text:s text:c="20"/>System.out.println(Thread.currentThread().getName() + "::");</text:p>
      <text:p text:style-name="P3"><text:s text:c="16"/>} catch (InterruptedException e) {</text:p>
      <text:p text:style-name="P3"><text:s text:c="20"/>e.printStackTrace();</text:p>
      <text:p text:style-name="P3"><text:s text:c="16"/>}</text:p>
      <text:p text:style-name="P3"><text:s text:c="12"/>}</text:p>
      <text:p text:style-name="P3"><text:s text:c="8"/>});</text:p>
      <text:p text:style-name="P3"/>
      <text:p text:style-name="P3"><text:s text:c="8"/>Thread thread1 = new Thread(()-&gt;{</text:p>
      <text:p text:style-name="P3"><text:s text:c="12"/>for(int i = 1 ; i &lt; 5 ; i++)</text:p>
      <text:p text:style-name="P3"><text:s text:c="12"/>{</text:p>
      <text:p text:style-name="P3"><text:s text:c="16"/>try {</text:p>
      <text:p text:style-name="P3"><text:s text:c="20"/>Thread.sleep(500l);</text:p>
      <text:p text:style-name="P3"><text:s text:c="20"/>System.out.println(Thread.currentThread().getName() + "::");</text:p>
      <text:p text:style-name="P3"><text:s text:c="16"/>} catch (InterruptedException e) {</text:p>
      <text:p text:style-name="P3"><text:s text:c="20"/>e.printStackTrace();</text:p>
      <text:p text:style-name="P3"><text:s text:c="16"/>}</text:p>
      <text:p text:style-name="P3"><text:s text:c="12"/>}</text:p>
      <text:p text:style-name="P3"><text:s text:c="8"/>});</text:p>
      <text:p text:style-name="P3"/>
      <text:p text:style-name="P3"><text:s text:c="8"/>Thread thread2 = new Thread(()-&gt;{</text:p>
      <text:p text:style-name="P3"><text:soft-page-break/><text:s text:c="12"/>for(int i = 1 ; i &lt; 5 ; i++)</text:p>
      <text:p text:style-name="P3"><text:s text:c="12"/>{</text:p>
      <text:p text:style-name="P3"><text:s text:c="16"/>try {</text:p>
      <text:p text:style-name="P3"><text:s text:c="20"/>Thread.sleep(250l);</text:p>
      <text:p text:style-name="P3"><text:s text:c="20"/>System.out.println(Thread.currentThread().getName() + "::");</text:p>
      <text:p text:style-name="P3"><text:s text:c="16"/>} catch (InterruptedException e) {</text:p>
      <text:p text:style-name="P3"><text:s text:c="20"/>e.printStackTrace();</text:p>
      <text:p text:style-name="P3"><text:s text:c="16"/>}</text:p>
      <text:p text:style-name="P3"><text:s text:c="12"/>}</text:p>
      <text:p text:style-name="P3"><text:s text:c="8"/>});</text:p>
      <text:p text:style-name="P3"/>
      <text:p text:style-name="P3"><text:s text:c="8"/>thread0.start();</text:p>
      <text:p text:style-name="P3"/>
      <text:p text:style-name="P3"><text:s text:c="8"/>thread1.start();</text:p>
      <text:p text:style-name="P3"><text:s text:c="8"/>thread2.start();</text:p>
      <text:p text:style-name="P3"/>
      <text:p text:style-name="P3"><text:s text:c="8"/>thread0.join();</text:p>
      <text:p text:style-name="P3"/>
      <text:p text:style-name="P3"><text:s text:c="4"/>}</text:p>
      <text:p text:style-name="P3">}</text:p>
      <text:p text:style-name="P6"/>
      <text:list xml:id="list20109532232174" text:continue-numbering="true" text:style-name="L1">
        <text:list-item>
          <text:p text:style-name="P15">Use a singleThreadExecutor to submit multiple threads.</text:p>
        </text:list-item>
      </text:list>
      <text:p text:style-name="P4">Ans.</text:p>
      <text:p text:style-name="P8"><text:span text:style-name="T3">import </text:span>java.util.concurrent.ExecutorService<text:span text:style-name="T3">;</text:span></text:p>
      <text:p text:style-name="P9"><text:span text:style-name="T3">import </text:span>java.util.concurrent.Executors<text:span text:style-name="T3">;</text:span></text:p>
      <text:p text:style-name="P9"><text:span text:style-name="T3">class </text:span>Scratch</text:p>
      <text:p text:style-name="P9">{</text:p>
      <text:p text:style-name="P10"><text:s text:c="4"/><text:span text:style-name="T4">public static void </text:span><text:span text:style-name="T7">main</text:span><text:span text:style-name="T5">(String args[])</text:span><text:span text:style-name="T4">throws </text:span><text:span text:style-name="T5">InterruptedException</text:span></text:p>
      <text:p text:style-name="P10"><text:s text:c="4"/><text:span text:style-name="T5">{</text:span></text:p>
      <text:p text:style-name="P10"><text:s text:c="8"/><text:span text:style-name="T5">ExecutorService executorService = Executors.</text:span><text:span text:style-name="T6">newSingleThreadExecutor</text:span><text:span text:style-name="T5">()</text:span><text:span text:style-name="T4">;</text:span></text:p>
      <text:p text:style-name="P11"><text:s text:c="8"/><text:span text:style-name="T5">try</text:span></text:p>
      <text:p text:style-name="P10"><text:span text:style-name="T3"><text:s text:c="8"/></text:span><text:span text:style-name="T5">{</text:span></text:p>
      <text:p text:style-name="P10"><text:s text:c="12"/><text:span text:style-name="T5">executorService.submit(</text:span><text:span text:style-name="T4">new </text:span><text:span text:style-name="T5">Runnable() {</text:span></text:p>
      <text:p text:style-name="P10"><text:s text:c="16"/><text:span text:style-name="T9">@Override</text:span></text:p>
      <text:p text:style-name="P10"><text:span text:style-name="T8"><text:s text:c="16"/></text:span><text:span text:style-name="T4">public void </text:span><text:span text:style-name="T7">run</text:span><text:span text:style-name="T5">() {</text:span></text:p>
      <text:p text:style-name="P10"><text:s text:c="20"/><text:span text:style-name="T5">System.</text:span><text:span text:style-name="T10">out</text:span><text:span text:style-name="T5">.println(</text:span><text:span text:style-name="T11">"Thread1::" </text:span><text:span text:style-name="T5">+ Thread.</text:span><text:span text:style-name="T6">currentThread</text:span><text:span text:style-name="T5">().getName())</text:span><text:span text:style-name="T4">;</text:span></text:p>
      <text:p text:style-name="P10"><text:span text:style-name="T3"><text:s text:c="16"/></text:span><text:span text:style-name="T5">}</text:span></text:p>
      <text:p text:style-name="P10"><text:s text:c="12"/><text:span text:style-name="T5">})</text:span><text:span text:style-name="T4">;</text:span></text:p>
      <text:p text:style-name="P10"><text:span text:style-name="T3"><text:s text:c="12"/></text:span><text:span text:style-name="T5">executorService.submit(</text:span><text:span text:style-name="T4">new </text:span><text:span text:style-name="T5">Runnable() {</text:span></text:p>
      <text:p text:style-name="P10"><text:s text:c="16"/><text:span text:style-name="T9">@Override</text:span></text:p>
      <text:p text:style-name="P10"><text:span text:style-name="T8"><text:s text:c="16"/></text:span><text:span text:style-name="T4">public void </text:span><text:span text:style-name="T7">run</text:span><text:span text:style-name="T5">() {</text:span></text:p>
      <text:p text:style-name="P10"><text:s text:c="20"/><text:span text:style-name="T5">System.</text:span><text:span text:style-name="T10">out</text:span><text:span text:style-name="T5">.println(</text:span><text:span text:style-name="T11">"Thread2::" </text:span><text:span text:style-name="T5">+ Thread.</text:span><text:span text:style-name="T6">currentThread</text:span><text:span text:style-name="T5">().getName())</text:span><text:span text:style-name="T4">;</text:span></text:p>
      <text:p text:style-name="P10"><text:span text:style-name="T3"><text:s text:c="16"/></text:span><text:span text:style-name="T5">}</text:span></text:p>
      <text:p text:style-name="P10"><text:s text:c="12"/><text:span text:style-name="T5">})</text:span><text:span text:style-name="T4">;</text:span></text:p>
      <text:p text:style-name="P10"><text:span text:style-name="T3"><text:s text:c="12"/></text:span><text:span text:style-name="T5">executorService.submit(</text:span><text:span text:style-name="T4">new </text:span><text:span text:style-name="T5">Runnable() {</text:span></text:p>
      <text:p text:style-name="P10"><text:s text:c="16"/><text:span text:style-name="T9">@Override</text:span></text:p>
      <text:p text:style-name="P10"><text:span text:style-name="T8"><text:s text:c="16"/></text:span><text:span text:style-name="T4">public void </text:span><text:span text:style-name="T7">run</text:span><text:span text:style-name="T5">() {</text:span></text:p>
      <text:p text:style-name="P10"><text:s text:c="20"/><text:span text:style-name="T5">System.</text:span><text:span text:style-name="T10">out</text:span><text:span text:style-name="T5">.println(</text:span><text:span text:style-name="T11">"Thread3::" </text:span><text:span text:style-name="T5">+ Thread.</text:span><text:span text:style-name="T6">currentThread</text:span><text:span text:style-name="T5">().getName())</text:span><text:span text:style-name="T4">;</text:span></text:p>
      <text:p text:style-name="P10"><text:span text:style-name="T3"><text:s text:c="16"/></text:span><text:span text:style-name="T5">}</text:span></text:p>
      <text:p text:style-name="P10"><text:s text:c="12"/><text:span text:style-name="T5">})</text:span><text:span text:style-name="T4">;</text:span></text:p>
      <text:p text:style-name="P10"><text:span text:style-name="T3"><text:s text:c="8"/></text:span><text:span text:style-name="T5">}</text:span></text:p>
      <text:p text:style-name="P10"><text:s text:c="8"/><text:span text:style-name="T4">catch</text:span><text:span text:style-name="T5">(Exception exc)</text:span></text:p>
      <text:p text:style-name="P10"><text:s text:c="8"/><text:span text:style-name="T5">{}</text:span></text:p>
      <text:p text:style-name="P10"><text:s text:c="8"/><text:span text:style-name="T4">finally </text:span><text:span text:style-name="T5">{</text:span></text:p>
      <text:p text:style-name="P10"><text:s text:c="12"/><text:span text:style-name="T5">executorService.shutdown()</text:span><text:span text:style-name="T4">;</text:span></text:p>
      <text:p text:style-name="P10"><text:span text:style-name="T3"><text:s text:c="8"/></text:span><text:span text:style-name="T5">}</text:span></text:p>
      <text:p text:style-name="P10"><text:s text:c="4"/><text:span text:style-name="T5">}</text:span></text:p>
      <text:p text:style-name="P12">}</text:p>
      <text:p text:style-name="P2"/>
      <text:p text:style-name="P6"/>
      <text:list xml:id="list20107808835316" text:continue-numbering="true" text:style-name="L1">
        <text:list-item>
          <text:p text:style-name="P15">Try shutdown() and shutdownNow() and observe the difference.</text:p>
        </text:list-item>
      </text:list>
      <text:p text:style-name="P4">Ans. <text:span text:style-name="T12">(Q4.java)</text:span></text:p>
      <text:p text:style-name="P2">import java.util.concurrent.ExecutorService;</text:p>
      <text:p text:style-name="P2">import java.util.concurrent.Executors;</text:p>
      <text:p text:style-name="P2"/>
      <text:p text:style-name="P2">class Q4</text:p>
      <text:p text:style-name="P2">{</text:p>
      <text:p text:style-name="P2"><text:s text:c="4"/>public static void main(String args[])throws InterruptedException</text:p>
      <text:p text:style-name="P2"><text:s text:c="4"/>{</text:p>
      <text:p text:style-name="P2"><text:s text:c="8"/>ExecutorService executorService = Executors.newSingleThreadExecutor();</text:p>
      <text:p text:style-name="P2"/>
      <text:p text:style-name="P2"><text:s text:c="8"/>try</text:p>
      <text:p text:style-name="P2"><text:s text:c="8"/>{</text:p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System.out.println("Thread1::" + Thread.currentThread().getName());</text:p>
      <text:p text:style-name="P2"><text:s text:c="16"/>}</text:p>
      <text:p text:style-name="P2"><text:s text:c="12"/>});</text:p>
      <text:p text:style-name="P2"/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System.out.println("Thread2::" + Thread.currentThread().getName());</text:p>
      <text:p text:style-name="P2"><text:s text:c="16"/>}</text:p>
      <text:p text:style-name="P2"><text:s text:c="12"/>});</text:p>
      <text:p text:style-name="P2"/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try</text:p>
      <text:p text:style-name="P2"><text:s text:c="20"/>{</text:p>
      <text:p text:style-name="P2"><text:s text:c="24"/>Thread.sleep(3000l);</text:p>
      <text:p text:style-name="P2"><text:soft-page-break/><text:s text:c="20"/>}</text:p>
      <text:p text:style-name="P2"><text:s text:c="20"/>catch (InterruptedException e)</text:p>
      <text:p text:style-name="P2"><text:s text:c="20"/>{</text:p>
      <text:p text:style-name="P2"><text:s text:c="24"/>e.printStackTrace();</text:p>
      <text:p text:style-name="P2"><text:s text:c="20"/>}</text:p>
      <text:p text:style-name="P2"><text:s text:c="20"/>System.out.println("Thread3::" + Thread.currentThread().getName());</text:p>
      <text:p text:style-name="P2"><text:s text:c="16"/>}</text:p>
      <text:p text:style-name="P2"><text:s text:c="12"/>});</text:p>
      <text:p text:style-name="P2"><text:s text:c="8"/>}</text:p>
      <text:p text:style-name="P2"><text:s text:c="8"/>catch(Exception exc)</text:p>
      <text:p text:style-name="P2"><text:s text:c="8"/>{}</text:p>
      <text:p text:style-name="P2"><text:s text:c="8"/>finally {</text:p>
      <text:p text:style-name="P2"><text:s text:c="12"/>executorService.shutdownNow();</text:p>
      <text:p text:style-name="P2"><text:s text:c="8"/>}</text:p>
      <text:p text:style-name="P2"><text:s text:c="4"/>}</text:p>
      <text:p text:style-name="P2">}</text:p>
      <text:p text:style-name="P6"/>
      <text:list xml:id="list20109502877530" text:continue-numbering="true" text:style-name="L1">
        <text:list-item>
          <text:p text:style-name="P15">Use isShutDown() and isTerminate() with ExecutorService.</text:p>
        </text:list-item>
      </text:list>
      <text:p text:style-name="P4">Ans. <text:span text:style-name="T13">(Q5.java)</text:span></text:p>
      <text:p text:style-name="P2">import java.util.concurrent.ExecutorService;</text:p>
      <text:p text:style-name="P2">import java.util.concurrent.Executors;</text:p>
      <text:p text:style-name="P2"/>
      <text:p text:style-name="P2">class Q<text:span text:style-name="T23">5</text:span></text:p>
      <text:p text:style-name="P2">{</text:p>
      <text:p text:style-name="P2"><text:s text:c="4"/>public static void main(String args[])throws InterruptedException</text:p>
      <text:p text:style-name="P2"><text:s text:c="4"/>{</text:p>
      <text:p text:style-name="P2"><text:s text:c="8"/>ExecutorService executorService = Executors.newSingleThreadExecutor();</text:p>
      <text:p text:style-name="P2"/>
      <text:p text:style-name="P2"><text:s text:c="8"/>try</text:p>
      <text:p text:style-name="P2"><text:s text:c="8"/>{</text:p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System.out.println("Thread1::" + Thread.currentThread().getName());</text:p>
      <text:p text:style-name="P2"><text:s text:c="16"/>}</text:p>
      <text:p text:style-name="P2"><text:s text:c="12"/>});</text:p>
      <text:p text:style-name="P2"/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System.out.println("Thread2::" + Thread.currentThread().getName());</text:p>
      <text:p text:style-name="P2"><text:s text:c="16"/>}</text:p>
      <text:p text:style-name="P2"><text:s text:c="12"/>});</text:p>
      <text:p text:style-name="P2"/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try</text:p>
      <text:p text:style-name="P2"><text:s text:c="20"/>{</text:p>
      <text:p text:style-name="P2"><text:s text:c="24"/>Thread.sleep(3000l);</text:p>
      <text:p text:style-name="P2"><text:soft-page-break/><text:s text:c="20"/>}</text:p>
      <text:p text:style-name="P2"><text:s text:c="20"/>catch (InterruptedException e)</text:p>
      <text:p text:style-name="P2"><text:s text:c="20"/>{</text:p>
      <text:p text:style-name="P2"><text:s text:c="24"/>e.printStackTrace();</text:p>
      <text:p text:style-name="P2"><text:s text:c="20"/>}</text:p>
      <text:p text:style-name="P2"><text:s text:c="20"/>System.out.println("Thread3::" + Thread.currentThread().getName());</text:p>
      <text:p text:style-name="P2"><text:s text:c="16"/>}</text:p>
      <text:p text:style-name="P2"><text:s text:c="12"/>});</text:p>
      <text:p text:style-name="P2"><text:s text:c="8"/>}</text:p>
      <text:p text:style-name="P2"><text:s text:c="8"/>catch(Exception exc)</text:p>
      <text:p text:style-name="P2"><text:s text:c="8"/>{}</text:p>
      <text:p text:style-name="P2"><text:s text:c="8"/>finally {</text:p>
      <text:p text:style-name="P2"><text:s text:c="12"/>executorService.shutdownNow();</text:p>
      <text:p text:style-name="P2"><text:s text:c="8"/>}</text:p>
      <text:p text:style-name="P2"><text:s text:c="8"/>System.out.println("Shut down : " + executorService.isShutdown());</text:p>
      <text:p text:style-name="P2"><text:s text:c="8"/>System.out.println("Terminated : " + executorService.isTerminated());</text:p>
      <text:p text:style-name="P2"><text:s text:c="4"/>}</text:p>
      <text:p text:style-name="P2">}</text:p>
      <text:p text:style-name="P6"/>
      <text:list xml:id="list20108475371342" text:continue-numbering="true" text:style-name="L1">
        <text:list-item>
          <text:p text:style-name="P15">Return a Future from ExecutorService by using callable and use get(), isDone(), isCancelled() with the Future object to know the status of task submitted.</text:p>
        </text:list-item>
      </text:list>
      <text:p text:style-name="P4">Ans. <text:span text:style-name="T14">(Q6.java)</text:span></text:p>
      <text:p text:style-name="P2">import java.util.concurrent.Callable;</text:p>
      <text:p text:style-name="P2">import java.util.concurrent.ExecutorService;</text:p>
      <text:p text:style-name="P2">import java.util.concurrent.Executors;</text:p>
      <text:p text:style-name="P2">import java.util.concurrent.Future;</text:p>
      <text:p text:style-name="P2"/>
      <text:p text:style-name="P2">class <text:span text:style-name="T15">Q6</text:span></text:p>
      <text:p text:style-name="P2">{</text:p>
      <text:p text:style-name="P2"><text:s text:c="4"/>public static void main(String args[])throws Exception</text:p>
      <text:p text:style-name="P2"><text:s text:c="4"/>{</text:p>
      <text:p text:style-name="P2"><text:s text:c="8"/>ExecutorService executorService = Executors.newSingleThreadExecutor();</text:p>
      <text:p text:style-name="P2"/>
      <text:p text:style-name="P2"><text:s text:c="8"/>Future&lt;Integer&gt; integerFuture = executorService.submit(new Callable&lt;Integer&gt;() {</text:p>
      <text:p text:style-name="P2"><text:s text:c="12"/>@Override</text:p>
      <text:p text:style-name="P2"><text:s text:c="12"/>public Integer call() throws Exception {</text:p>
      <text:p text:style-name="P2"><text:s text:c="16"/>return 2;</text:p>
      <text:p text:style-name="P2"><text:s text:c="12"/>}</text:p>
      <text:p text:style-name="P2"><text:s text:c="8"/>});</text:p>
      <text:p text:style-name="P2"/>
      <text:p text:style-name="P2"><text:s text:c="8"/>executorService.shutdown();</text:p>
      <text:p text:style-name="P2"/>
      <text:p text:style-name="P2"><text:s text:c="8"/>if (integerFuture.isDone()) {</text:p>
      <text:p text:style-name="P2"><text:s text:c="12"/>System.out.println(integerFuture.get());</text:p>
      <text:p text:style-name="P2"><text:s text:c="8"/>}</text:p>
      <text:p text:style-name="P2"/>
      <text:p text:style-name="P2"><text:s text:c="8"/>if(integerFuture.isCancelled()){</text:p>
      <text:p text:style-name="P2"><text:s text:c="12"/>System.out.println("Your task has been cancelled");</text:p>
      <text:p text:style-name="P2"><text:s text:c="8"/>}</text:p>
      <text:p text:style-name="P2"><text:s text:c="4"/>}</text:p>
      <text:p text:style-name="P2">}</text:p>
      <text:p text:style-name="P6"/>
      <text:list xml:id="list20108928886888" text:continue-numbering="true" text:style-name="L1">
        <text:list-item>
          <text:p text:style-name="P15"><text:bookmark-start text:name="__DdeLink__552_1043603483"/>Submit List of tasks to ExecutorService and wait for the completion of all the tasks.<text:bookmark-end text:name="__DdeLink__552_1043603483"/></text:p>
        </text:list-item>
      </text:list>
      <text:p text:style-name="P4">Ans.</text:p>
      <text:p text:style-name="P2">import java.util.ArrayList;</text:p>
      <text:p text:style-name="P2">import java.util.List;</text:p>
      <text:p text:style-name="P2">import java.util.concurrent.Callable;</text:p>
      <text:p text:style-name="P2">import java.util.concurrent.ExecutorService;</text:p>
      <text:p text:style-name="P2">import java.util.concurrent.Executors;</text:p>
      <text:p text:style-name="P2">import java.util.concurrent.Future;</text:p>
      <text:p text:style-name="P2"/>
      <text:p text:style-name="P2">class Q7</text:p>
      <text:p text:style-name="P2">{</text:p>
      <text:p text:style-name="P2"><text:s text:c="4"/>public static void main(String args[])throws Exception</text:p>
      <text:p text:style-name="P2"><text:s text:c="4"/>{</text:p>
      <text:p text:style-name="P2"><text:s text:c="8"/>//Submit List of tasks to ExecutorService and wait for the completion of all the tasks.</text:p>
      <text:p text:style-name="P2"/>
      <text:p text:style-name="P2"><text:s text:c="8"/>List&lt;Callable&lt;Integer&gt;&gt; list = new ArrayList&lt;&gt;();</text:p>
      <text:p text:style-name="P2"><text:s text:c="8"/>ExecutorService executorService = Executors.newSingleThreadExecutor();</text:p>
      <text:p text:style-name="P2"/>
      <text:p text:style-name="P2"><text:s text:c="8"/>list.add(new Callable&lt;Integer&gt;() {</text:p>
      <text:p text:style-name="P2"><text:s text:c="12"/>@Override</text:p>
      <text:p text:style-name="P2"><text:s text:c="12"/>public Integer call() throws Exception {</text:p>
      <text:p text:style-name="P2"><text:s text:c="16"/>return 1;</text:p>
      <text:p text:style-name="P2"><text:s text:c="12"/>}</text:p>
      <text:p text:style-name="P2"><text:s text:c="8"/>});</text:p>
      <text:p text:style-name="P2"><text:s text:c="8"/>list.add(new Callable&lt;Integer&gt;() {</text:p>
      <text:p text:style-name="P2"><text:s text:c="12"/>@Override</text:p>
      <text:p text:style-name="P2"><text:s text:c="12"/>public Integer call() throws Exception {</text:p>
      <text:p text:style-name="P2"><text:s text:c="16"/>return 2;</text:p>
      <text:p text:style-name="P2"><text:s text:c="12"/>}</text:p>
      <text:p text:style-name="P2"><text:s text:c="8"/>});</text:p>
      <text:p text:style-name="P2"><text:s text:c="8"/>list.add(new Callable&lt;Integer&gt;() {</text:p>
      <text:p text:style-name="P2"><text:s text:c="12"/>@Override</text:p>
      <text:p text:style-name="P2"><text:soft-page-break/><text:s text:c="12"/>public Integer call() throws Exception {</text:p>
      <text:p text:style-name="P2"><text:s text:c="16"/>return 3;</text:p>
      <text:p text:style-name="P2"><text:s text:c="12"/>}</text:p>
      <text:p text:style-name="P2"><text:s text:c="8"/>});</text:p>
      <text:p text:style-name="P2"/>
      <text:p text:style-name="P2"><text:s text:c="8"/>List&lt;Future&lt;Integer&gt;&gt; futureList = executorService.invokeAll(list);</text:p>
      <text:p text:style-name="P2"/>
      <text:p text:style-name="P2"><text:s text:c="8"/>for(Future&lt;Integer&gt; f : futureList){</text:p>
      <text:p text:style-name="P2"><text:s text:c="12"/>if(f.isDone())</text:p>
      <text:p text:style-name="P2"><text:s text:c="16"/>System.out.println("Future item : " + f.get());</text:p>
      <text:p text:style-name="P2"><text:s text:c="8"/>}</text:p>
      <text:p text:style-name="P2"/>
      <text:p text:style-name="P2"><text:s text:c="8"/>executorService.shutdown();</text:p>
      <text:p text:style-name="P2"><text:s text:c="4"/>}</text:p>
      <text:p text:style-name="P2">}</text:p>
      <text:p text:style-name="P6"/>
      <text:list xml:id="list20109723210797" text:continue-numbering="true" text:style-name="L1">
        <text:list-item>
          <text:p text:style-name="P15"><text:bookmark-start text:name="__DdeLink__554_1043603483"/>Schedule task using schedule(), scheduleAtFixedRate() and scheduleAtFixedDelay()<text:bookmark-end text:name="__DdeLink__554_1043603483"/></text:p>
        </text:list-item>
      </text:list>
      <text:p text:style-name="P4">Ans. <text:span text:style-name="T16">(Q8.java)</text:span></text:p>
      <text:p text:style-name="P2">import java.util.concurrent.Executors;</text:p>
      <text:p text:style-name="P2">import java.util.concurrent.ScheduledExecutorService;</text:p>
      <text:p text:style-name="P2">import java.util.concurrent.TimeUnit;</text:p>
      <text:p text:style-name="P2">class Q8</text:p>
      <text:p text:style-name="P2">{</text:p>
      <text:p text:style-name="P2"><text:s text:c="4"/>public static void main(String args[])throws Exception</text:p>
      <text:p text:style-name="P2"><text:s text:c="4"/>{</text:p>
      <text:p text:style-name="P2"><text:s text:c="8"/>//Schedule task using schedule(), scheduleAtFixedRate() and scheduleAtFixedDelay()</text:p>
      <text:p text:style-name="P2"><text:s text:c="8"/>ScheduledExecutorService scheduledExecutorService = Executors.newSingleThreadScheduledExecutor();</text:p>
      <text:p text:style-name="P2"/>
      <text:p text:style-name="P2"><text:s text:c="8"/>scheduledExecutorService.schedule(new Runnable() {</text:p>
      <text:p text:style-name="P2"><text:s text:c="12"/>@Override</text:p>
      <text:p text:style-name="P2"><text:s text:c="12"/>public void run() {</text:p>
      <text:p text:style-name="P2"><text:s text:c="16"/>System.out.println("this service will be executed after 4 second");</text:p>
      <text:p text:style-name="P2"><text:s text:c="12"/>}</text:p>
      <text:p text:style-name="P2"><text:s text:c="8"/>}, 4, TimeUnit.SECONDS);</text:p>
      <text:p text:style-name="P2"/>
      <text:p text:style-name="P2"><text:s text:c="8"/>scheduledExecutorService.scheduleWithFixedDelay(new Runnable() {</text:p>
      <text:p text:style-name="P2"><text:s text:c="12"/>@Override</text:p>
      <text:p text:style-name="P2"><text:s text:c="12"/>public void run() {</text:p>
      <text:p text:style-name="P2"><text:s text:c="16"/>System.out.println("Service schedules with fixed delay");</text:p>
      <text:p text:style-name="P2"><text:s text:c="12"/>}</text:p>
      <text:p text:style-name="P2"><text:s text:c="8"/>}, 0, 5, TimeUnit.SECONDS);</text:p>
      <text:p text:style-name="P2"/>
      <text:p text:style-name="P2"><text:s text:c="8"/>scheduledExecutorService.scheduleAtFixedRate(new Runnable() {</text:p>
      <text:p text:style-name="P2"><text:s text:c="12"/>@Override</text:p>
      <text:p text:style-name="P2"><text:s text:c="12"/>public void run() {</text:p>
      <text:p text:style-name="P2"><text:s text:c="16"/>System.out.println("Service 1 is scheduled");</text:p>
      <text:p text:style-name="P2"><text:s text:c="12"/>}</text:p>
      <text:p text:style-name="P2"><text:soft-page-break/><text:s text:c="8"/>}, 0, 3, TimeUnit.SECONDS);</text:p>
      <text:p text:style-name="P2"/>
      <text:p text:style-name="P2"><text:s text:c="8"/>scheduledExecutorService.scheduleAtFixedRate(new Runnable() {</text:p>
      <text:p text:style-name="P2"><text:s text:c="12"/>@Override</text:p>
      <text:p text:style-name="P2"><text:s text:c="12"/>public void run() {</text:p>
      <text:p text:style-name="P2"><text:s text:c="16"/>System.out.println("Service 2 is scheduled");</text:p>
      <text:p text:style-name="P2"><text:s text:c="12"/>}</text:p>
      <text:p text:style-name="P2"><text:s text:c="8"/>}, 0, 1, TimeUnit.SECONDS);</text:p>
      <text:p text:style-name="P2"/>
      <text:p text:style-name="P2"><text:s text:c="8"/>Thread.sleep(10000l);</text:p>
      <text:p text:style-name="P2"><text:s text:c="8"/>scheduledExecutorService.shutdown();</text:p>
      <text:p text:style-name="P2"><text:s text:c="4"/>}</text:p>
      <text:p text:style-name="P2">}</text:p>
      <text:p text:style-name="P6"/>
      <text:list xml:id="list20107704376912" text:continue-numbering="true" text:style-name="L1">
        <text:list-item>
          <text:p text:style-name="P15"><text:bookmark-start text:name="__DdeLink__556_1043603483"/>Increase concurrency with Thread pools using newCachedThreadPool() and newFixedThreadPool().<text:bookmark-end text:name="__DdeLink__556_1043603483"/></text:p>
        </text:list-item>
      </text:list>
      <text:p text:style-name="P4">Ans.</text:p>
      <text:p text:style-name="P2">import java.util.concurrent.ExecutorService;</text:p>
      <text:p text:style-name="P2">import java.util.concurrent.Executors;</text:p>
      <text:p text:style-name="P2">class Q9</text:p>
      <text:p text:style-name="P2">{</text:p>
      <text:p text:style-name="P2"><text:s text:c="4"/>public static void main(String args[])throws Exception</text:p>
      <text:p text:style-name="P2"><text:s text:c="4"/>{</text:p>
      <text:p text:style-name="P2"><text:s text:c="8"/>//Increase concurrency with Thread pools using newCachedThreadPool() and newFixedThreadPool().</text:p>
      <text:p text:style-name="P2"/>
      <text:p text:style-name="P2"><text:s text:c="8"/>ExecutorService executorService = Executors.newCachedThreadPool();</text:p>
      <text:p text:style-name="P2"><text:s text:c="8"/>//ExecutorService executorService = Executors.newFixedThreadPool(4);</text:p>
      <text:p text:style-name="P2"><text:s text:c="8"/>for(int i = 0 ; i &lt; 10 ; i++)</text:p>
      <text:p text:style-name="P2"><text:s text:c="8"/>{</text:p>
      <text:p text:style-name="P2"><text:s text:c="12"/>executorService.submit(new Runnable() {</text:p>
      <text:p text:style-name="P2"><text:s text:c="16"/>@Override</text:p>
      <text:p text:style-name="P2"><text:s text:c="16"/>public void run() {</text:p>
      <text:p text:style-name="P2"><text:s text:c="20"/>try {</text:p>
      <text:p text:style-name="P2"><text:s text:c="24"/>Thread.sleep(2000l);</text:p>
      <text:p text:style-name="P2"><text:s text:c="20"/>} catch (InterruptedException e) {</text:p>
      <text:p text:style-name="P2"><text:s text:c="24"/>e.printStackTrace();</text:p>
      <text:p text:style-name="P2"><text:s text:c="20"/>}</text:p>
      <text:p text:style-name="P2"><text:s text:c="20"/>System.out.println("Thread::" + Thread.currentThread().getName());</text:p>
      <text:p text:style-name="P2"><text:s text:c="16"/>}</text:p>
      <text:p text:style-name="P2"><text:s text:c="12"/>});</text:p>
      <text:p text:style-name="P2"><text:s text:c="8"/>}</text:p>
      <text:p text:style-name="P2"><text:s text:c="8"/>executorService.shutdown();</text:p>
      <text:p text:style-name="P2"><text:s text:c="4"/>}</text:p>
      <text:p text:style-name="P2">}</text:p>
      <text:p text:style-name="P6"/>
      <text:list xml:id="list20108848419147" text:continue-numbering="true" text:style-name="L1">
        <text:list-item>
          <text:p text:style-name="P17"><text:bookmark-start text:name="__DdeLink__558_1043603483"/>Use Synchronize method to enable synchronization between multiple threads trying to access method at same time.<text:bookmark-end text:name="__DdeLink__558_1043603483"/></text:p>
        </text:list-item>
      </text:list>
      <text:p text:style-name="P4">Ans. <text:span text:style-name="T17">(Q10.java)</text:span></text:p>
      <text:p text:style-name="P2"/>
      <text:p text:style-name="P2">class Q10</text:p>
      <text:p text:style-name="P2">{</text:p>
      <text:p text:style-name="P2"><text:s text:c="4"/>synchronized static void display()throws InterruptedException</text:p>
      <text:p text:style-name="P2"><text:s text:c="4"/>{</text:p>
      <text:p text:style-name="P2"><text:s text:c="8"/>System.out.println("thread::" + Thread.currentThread().getName() + "::entered in synchronized method");</text:p>
      <text:p text:style-name="P2"><text:s text:c="8"/>for(int i = 0 ; i &lt; 5 ; i++) {</text:p>
      <text:p text:style-name="P2"><text:s text:c="12"/>Thread.sleep(500l);</text:p>
      <text:p text:style-name="P2"><text:s text:c="12"/>System.out.println("executing thread::" + Thread.currentThread().getName());</text:p>
      <text:p text:style-name="P2"><text:s text:c="8"/>}</text:p>
      <text:p text:style-name="P2"><text:s text:c="4"/>}</text:p>
      <text:p text:style-name="P2"/>
      <text:p text:style-name="P2"><text:s text:c="4"/>public static void main(String args[])</text:p>
      <text:p text:style-name="P2"><text:s text:c="4"/>{</text:p>
      <text:p text:style-name="P2"><text:s text:c="8"/>//Use Synchronize method to enable synchronization between multiple threads trying to access method at same time.</text:p>
      <text:p text:style-name="P2"/>
      <text:p text:style-name="P2"><text:s text:c="8"/>Thread t1 = new Thread(()-&gt; {</text:p>
      <text:p text:style-name="P2"><text:s text:c="12"/>try {</text:p>
      <text:p text:style-name="P2"><text:s text:c="16"/>display();</text:p>
      <text:p text:style-name="P2"><text:s text:c="12"/>} catch (InterruptedException e) {</text:p>
      <text:p text:style-name="P2"><text:s text:c="16"/>e.printStackTrace();</text:p>
      <text:p text:style-name="P2"><text:s text:c="12"/>}</text:p>
      <text:p text:style-name="P2"><text:s text:c="8"/>});</text:p>
      <text:p text:style-name="P2"><text:s text:c="8"/>Thread t2 = new Thread(()-&gt; {</text:p>
      <text:p text:style-name="P2"><text:s text:c="12"/>try {</text:p>
      <text:p text:style-name="P2"><text:s text:c="16"/>display();</text:p>
      <text:p text:style-name="P2"><text:s text:c="12"/>} catch (InterruptedException e) {</text:p>
      <text:p text:style-name="P2"><text:s text:c="16"/>e.printStackTrace();</text:p>
      <text:p text:style-name="P2"><text:s text:c="12"/>}</text:p>
      <text:p text:style-name="P2"><text:soft-page-break/><text:s text:c="8"/>});</text:p>
      <text:p text:style-name="P2"><text:s text:c="8"/>Thread t3 = new Thread(()-&gt; {</text:p>
      <text:p text:style-name="P2"><text:s text:c="12"/>try {</text:p>
      <text:p text:style-name="P2"><text:s text:c="16"/>display();</text:p>
      <text:p text:style-name="P2"><text:s text:c="12"/>} catch (InterruptedException e) {</text:p>
      <text:p text:style-name="P2"><text:s text:c="16"/>e.printStackTrace();</text:p>
      <text:p text:style-name="P2"><text:s text:c="12"/>}</text:p>
      <text:p text:style-name="P2"><text:s text:c="8"/>});</text:p>
      <text:p text:style-name="P2"><text:s text:c="8"/>t1.start();</text:p>
      <text:p text:style-name="P2"><text:s text:c="8"/>t2.start();</text:p>
      <text:p text:style-name="P2"><text:s text:c="8"/>t3.start();</text:p>
      <text:p text:style-name="P2"><text:s text:c="4"/>}</text:p>
      <text:p text:style-name="P2">}</text:p>
      <text:p text:style-name="P6"/>
      <text:list xml:id="list20109473622029" text:continue-numbering="true" text:style-name="L1">
        <text:list-item>
          <text:p text:style-name="P18">Use Synchronize block to enable synchronization between multiple threads trying to access method at same time.</text:p>
        </text:list-item>
      </text:list>
      <text:p text:style-name="P5"><text:span text:style-name="T18">Ans. </text:span><text:span text:style-name="T19">(Q11.java)</text:span></text:p>
      <text:p text:style-name="P2">class Q11</text:p>
      <text:p text:style-name="P2">{</text:p>
      <text:p text:style-name="P2"><text:s text:c="4"/>void display()throws InterruptedException</text:p>
      <text:p text:style-name="P2"><text:s text:c="4"/>{</text:p>
      <text:p text:style-name="P2"><text:s text:c="8"/>System.out.println("thread::" + Thread.currentThread().getName() + "::entered in method");</text:p>
      <text:p text:style-name="P2"/>
      <text:p text:style-name="P2"><text:s text:c="8"/>synchronized (this)</text:p>
      <text:p text:style-name="P2"><text:s text:c="8"/>{</text:p>
      <text:p text:style-name="P2"><text:s text:c="12"/>for (int i = 0; i &lt; 5; i++) {</text:p>
      <text:p text:style-name="P2"><text:s text:c="16"/>Thread.sleep(500l);</text:p>
      <text:p text:style-name="P2"><text:s text:c="16"/>System.out.println("executing thread::" + Thread.currentThread().getName() + "::in synchronized block"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public static void main(String args[])</text:p>
      <text:p text:style-name="P2"><text:s text:c="4"/>{</text:p>
      <text:p text:style-name="P2"><text:s text:c="8"/>//Use Synchronize block to enable synchronization between multiple threads trying to access method at same time.</text:p>
      <text:p text:style-name="P2"><text:s text:c="8"/>Q11 obj = new Q11();</text:p>
      <text:p text:style-name="P2"/>
      <text:p text:style-name="P2"><text:s text:c="8"/>Thread t1 = new Thread(()-&gt; {</text:p>
      <text:p text:style-name="P2"><text:s text:c="12"/>try {</text:p>
      <text:p text:style-name="P2"><text:s text:c="16"/>obj.display();</text:p>
      <text:p text:style-name="P2"><text:s text:c="12"/>} catch (InterruptedException e) {</text:p>
      <text:p text:style-name="P2"><text:s text:c="16"/>e.printStackTrace();</text:p>
      <text:p text:style-name="P2"><text:s text:c="12"/>}</text:p>
      <text:p text:style-name="P2"><text:s text:c="8"/>});</text:p>
      <text:p text:style-name="P2"><text:s text:c="8"/>Thread t2 = new Thread(()-&gt; {</text:p>
      <text:p text:style-name="P2"><text:soft-page-break/><text:s text:c="12"/>try {</text:p>
      <text:p text:style-name="P2"><text:s text:c="16"/>obj.display();</text:p>
      <text:p text:style-name="P2"><text:s text:c="12"/>} catch (InterruptedException e) {</text:p>
      <text:p text:style-name="P2"><text:s text:c="16"/>e.printStackTrace();</text:p>
      <text:p text:style-name="P2"><text:s text:c="12"/>}</text:p>
      <text:p text:style-name="P2"><text:s text:c="8"/>});</text:p>
      <text:p text:style-name="P2"><text:s text:c="8"/>Thread t3 = new Thread(()-&gt; {</text:p>
      <text:p text:style-name="P2"><text:s text:c="12"/>try {</text:p>
      <text:p text:style-name="P2"><text:s text:c="16"/>obj.display();</text:p>
      <text:p text:style-name="P2"><text:s text:c="12"/>} catch (InterruptedException e) {</text:p>
      <text:p text:style-name="P2"><text:s text:c="16"/>e.printStackTrace();</text:p>
      <text:p text:style-name="P2"><text:s text:c="12"/>}</text:p>
      <text:p text:style-name="P2"><text:s text:c="8"/>});</text:p>
      <text:p text:style-name="P2"><text:s text:c="8"/>t1.start();</text:p>
      <text:p text:style-name="P2"><text:s text:c="8"/>t2.start();</text:p>
      <text:p text:style-name="P2"><text:s text:c="8"/>t3.start();</text:p>
      <text:p text:style-name="P2"><text:s text:c="4"/>}</text:p>
      <text:p text:style-name="P2">}</text:p>
      <text:p text:style-name="P6"/>
      <text:list xml:id="list20109061746464" text:continue-numbering="true" text:style-name="L1">
        <text:list-item>
          <text:p text:style-name="P19"><text:bookmark-start text:name="__DdeLink__560_1043603483"/>Use Atomic Classes instead of Synchronize method and blocks.<text:bookmark-end text:name="__DdeLink__560_1043603483"/></text:p>
        </text:list-item>
      </text:list>
      <text:p text:style-name="P4">Ans.</text:p>
      <text:p text:style-name="P2">import java.util.concurrent.atomic.AtomicInteger;</text:p>
      <text:p text:style-name="P2"/>
      <text:p text:style-name="P2">class Q12</text:p>
      <text:p text:style-name="P2">{</text:p>
      <text:p text:style-name="P2"><text:s text:c="4"/>AtomicInteger count = new AtomicInteger();</text:p>
      <text:p text:style-name="P2"/>
      <text:p text:style-name="P2"><text:s text:c="4"/>void increment()</text:p>
      <text:p text:style-name="P2"><text:s text:c="4"/>{</text:p>
      <text:p text:style-name="P2"><text:s text:c="8"/>count.incrementAndGet();</text:p>
      <text:p text:style-name="P2"><text:s text:c="4"/>}</text:p>
      <text:p text:style-name="P2"/>
      <text:p text:style-name="P2"><text:s text:c="4"/>void thread1()</text:p>
      <text:p text:style-name="P2"><text:s text:c="4"/>{</text:p>
      <text:p text:style-name="P2"><text:s text:c="8"/>for(int i = 0 ; i &lt; 5 ; i++)</text:p>
      <text:p text:style-name="P2"><text:s text:c="8"/>increment();</text:p>
      <text:p text:style-name="P2"><text:s text:c="4"/>}</text:p>
      <text:p text:style-name="P2"><text:s text:c="4"/>void thread2()</text:p>
      <text:p text:style-name="P2"><text:s text:c="4"/>{</text:p>
      <text:p text:style-name="P2"><text:s text:c="8"/>for(int i = 0 ; i &lt; 5 ; i++)</text:p>
      <text:p text:style-name="P2"><text:s text:c="8"/>increment();</text:p>
      <text:p text:style-name="P2"><text:s text:c="4"/>}</text:p>
      <text:p text:style-name="P2"><text:s text:c="4"/>void thread3()</text:p>
      <text:p text:style-name="P2"><text:s text:c="4"/>{</text:p>
      <text:p text:style-name="P2"><text:s text:c="8"/>for(int i = 0 ; i &lt; 5 ; i++)</text:p>
      <text:p text:style-name="P2"><text:s text:c="8"/>increment();</text:p>
      <text:p text:style-name="P2"><text:s text:c="4"/>}</text:p>
      <text:p text:style-name="P2"/>
      <text:p text:style-name="P2"><text:s text:c="4"/>public static void main(String args[])throws InterruptedException</text:p>
      <text:p text:style-name="P2"><text:s text:c="4"/>{</text:p>
      <text:p text:style-name="P2"><text:s text:c="8"/>//Use Atomic Classes instead of Synchronize method and blocks.</text:p>
      <text:p text:style-name="P2"><text:s text:c="8"/>Q12 obj = new Q12();</text:p>
      <text:p text:style-name="P2"><text:soft-page-break/><text:s text:c="8"/>Thread t1 = new Thread(new Runnable() {</text:p>
      <text:p text:style-name="P2"><text:s text:c="12"/>@Override</text:p>
      <text:p text:style-name="P2"><text:s text:c="12"/>public void run() {</text:p>
      <text:p text:style-name="P2"><text:s text:c="16"/>obj.thread1();</text:p>
      <text:p text:style-name="P2"><text:s text:c="12"/>}</text:p>
      <text:p text:style-name="P2"><text:s text:c="8"/>});</text:p>
      <text:p text:style-name="P2"><text:s text:c="8"/>Thread t2 = new Thread(new Runnable() {</text:p>
      <text:p text:style-name="P2"><text:s text:c="12"/>@Override</text:p>
      <text:p text:style-name="P2"><text:s text:c="12"/>public void run() {</text:p>
      <text:p text:style-name="P2"><text:s text:c="16"/>obj.thread2();</text:p>
      <text:p text:style-name="P2"><text:s text:c="12"/>}</text:p>
      <text:p text:style-name="P2"><text:s text:c="8"/>});</text:p>
      <text:p text:style-name="P2"><text:s text:c="8"/>Thread t3 = new Thread(new Runnable() {</text:p>
      <text:p text:style-name="P2"><text:s text:c="12"/>@Override</text:p>
      <text:p text:style-name="P2"><text:s text:c="12"/>public void run() {</text:p>
      <text:p text:style-name="P2"><text:s text:c="16"/>obj.thread3();</text:p>
      <text:p text:style-name="P2"><text:s text:c="12"/>}</text:p>
      <text:p text:style-name="P2"><text:s text:c="8"/>});</text:p>
      <text:p text:style-name="P2"><text:s text:c="8"/>t1.start();</text:p>
      <text:p text:style-name="P2"><text:s text:c="8"/>t2.start();</text:p>
      <text:p text:style-name="P2"><text:s text:c="8"/>t3.start();</text:p>
      <text:p text:style-name="P2"><text:s text:c="8"/>t1.join();</text:p>
      <text:p text:style-name="P2"><text:s text:c="8"/>t2.join();</text:p>
      <text:p text:style-name="P2"><text:s text:c="8"/>t3.join();</text:p>
      <text:p text:style-name="P2"/>
      <text:p text:style-name="P2"><text:s text:c="8"/>System.out.println("Final value : " + obj.count);</text:p>
      <text:p text:style-name="P2"><text:s text:c="4"/>}</text:p>
      <text:p text:style-name="P2">}</text:p>
      <text:p text:style-name="P6"/>
      <text:list xml:id="list20109566290664" text:continue-numbering="true" text:style-name="L1">
        <text:list-item>
          <text:p text:style-name="P19"><text:bookmark-start text:name="__DdeLink__563_1043603483"/>Coordinate 2 threads using wait() and notify().<text:bookmark-end text:name="__DdeLink__563_1043603483"/></text:p>
        </text:list-item>
      </text:list>
      <text:p text:style-name="P4">Ans. <text:span text:style-name="T21">(Q13.java)</text:span></text:p>
      <text:p text:style-name="P2"/>
      <text:p text:style-name="P2">class Q13</text:p>
      <text:p text:style-name="P2">{</text:p>
      <text:p text:style-name="P2"><text:s text:c="4"/>synchronized void thread1()</text:p>
      <text:p text:style-name="P2"><text:s text:c="4"/>{</text:p>
      <text:p text:style-name="P2"><text:s text:c="8"/>System.out.println("thread::" + Thread.currentThread().getName() + " entered started waiting here");</text:p>
      <text:p text:style-name="P2"><text:s text:c="8"/>try</text:p>
      <text:p text:style-name="P2"><text:s text:c="8"/>{</text:p>
      <text:p text:style-name="P2"><text:s text:c="12"/>wait();</text:p>
      <text:p text:style-name="P2"><text:s text:c="8"/>}</text:p>
      <text:p text:style-name="P2"><text:s text:c="8"/>catch(Exception exc)</text:p>
      <text:p text:style-name="P2"><text:s text:c="8"/>{}</text:p>
      <text:p text:style-name="P2"><text:s text:c="8"/>System.out.println("thread::" + Thread.currentThread().getName() + " completed");</text:p>
      <text:p text:style-name="P2"><text:s text:c="4"/>}</text:p>
      <text:p text:style-name="P2"><text:s text:c="4"/>synchronized void thread2()</text:p>
      <text:p text:style-name="P2"><text:s text:c="4"/>{</text:p>
      <text:p text:style-name="P2"><text:s text:c="8"/>System.out.println("thread::" + Thread.currentThread().getName() + " entered here to notify other thread");</text:p>
      <text:p text:style-name="P2"><text:s text:c="8"/>notify();</text:p>
      <text:p text:style-name="P2"><text:s text:c="8"/>System.out.println("thread::" + Thread.currentThread().getName() + " completed");</text:p>
      <text:p text:style-name="P2"><text:s text:c="4"/>}</text:p>
      <text:p text:style-name="P2"/>
      <text:p text:style-name="P2"><text:s text:c="4"/>public static void main(String args[])</text:p>
      <text:p text:style-name="P2"><text:s text:c="4"/>{</text:p>
      <text:p text:style-name="P2"><text:s text:c="8"/>//Coordinate 2 threads using wait() and notify().</text:p>
      <text:p text:style-name="P2"><text:s text:c="8"/>System.out.println("This is main thread");</text:p>
      <text:p text:style-name="P2"><text:s text:c="8"/>Q13 obj = new Q13();</text:p>
      <text:p text:style-name="P2"/>
      <text:p text:style-name="P2"><text:s text:c="8"/>Thread t1 = new Thread(new Runnable() {</text:p>
      <text:p text:style-name="P2"><text:s text:c="12"/>@Override</text:p>
      <text:p text:style-name="P2"><text:soft-page-break/><text:s text:c="12"/>public void run() {</text:p>
      <text:p text:style-name="P2"><text:s text:c="16"/>obj.thread1();</text:p>
      <text:p text:style-name="P2"><text:s text:c="12"/>}</text:p>
      <text:p text:style-name="P2"><text:s text:c="8"/>});</text:p>
      <text:p text:style-name="P2"/>
      <text:p text:style-name="P2"><text:s text:c="8"/>Thread t2 = new Thread(new Runnable() {</text:p>
      <text:p text:style-name="P2"><text:s text:c="12"/>@Override</text:p>
      <text:p text:style-name="P2"><text:s text:c="12"/>public void run() {</text:p>
      <text:p text:style-name="P2"><text:s text:c="16"/>obj.thread2();</text:p>
      <text:p text:style-name="P2"><text:s text:c="12"/>}</text:p>
      <text:p text:style-name="P2"><text:s text:c="8"/>});</text:p>
      <text:p text:style-name="P2"/>
      <text:p text:style-name="P2"><text:s text:c="8"/>t1.start();</text:p>
      <text:p text:style-name="P2"><text:s text:c="8"/>t2.start();</text:p>
      <text:p text:style-name="P2"><text:s text:c="4"/>}</text:p>
      <text:p text:style-name="P2">}</text:p>
      <text:p text:style-name="P6"/>
      <text:list xml:id="list20108722752377" text:continue-numbering="true" text:style-name="L1">
        <text:list-item>
          <text:p text:style-name="P19">Coordinate mulitple threads using wait() and notifyAll().</text:p>
        </text:list-item>
      </text:list>
      <text:p text:style-name="P5"><text:span text:style-name="T18">Ans. <text:s/></text:span><text:span text:style-name="T20">(Q14.java)</text:span></text:p>
      <text:p text:style-name="P2">class Q14</text:p>
      <text:p text:style-name="P2">{</text:p>
      <text:p text:style-name="P2"><text:s text:c="4"/>synchronized void thread1()</text:p>
      <text:p text:style-name="P2"><text:s text:c="4"/>{</text:p>
      <text:p text:style-name="P2"><text:s text:c="8"/>System.out.println("thread::" + Thread.currentThread().getName() + " entered, started waiting here");</text:p>
      <text:p text:style-name="P2"><text:s text:c="8"/>try</text:p>
      <text:p text:style-name="P2"><text:s text:c="8"/>{</text:p>
      <text:p text:style-name="P2"><text:s text:c="12"/>wait();</text:p>
      <text:p text:style-name="P2"><text:s text:c="12"/>Thread.sleep(500l);</text:p>
      <text:p text:style-name="P2"><text:s text:c="8"/>}</text:p>
      <text:p text:style-name="P2"><text:s text:c="8"/>catch(Exception exc)</text:p>
      <text:p text:style-name="P2"><text:s text:c="8"/>{}</text:p>
      <text:p text:style-name="P2"><text:s text:c="8"/>System.out.println("thread::" + Thread.currentThread().getName() + " completed");</text:p>
      <text:p text:style-name="P2"><text:s text:c="4"/>}</text:p>
      <text:p text:style-name="P2"><text:s text:c="4"/>synchronized void thread2()</text:p>
      <text:p text:style-name="P2"><text:s text:c="4"/>{</text:p>
      <text:p text:style-name="P2"><text:s text:c="8"/>System.out.println("thread::" + Thread.currentThread().getName() + " entered, started waiting here");</text:p>
      <text:p text:style-name="P2"><text:s text:c="8"/>try {</text:p>
      <text:p text:style-name="P2"><text:s text:c="12"/>wait();</text:p>
      <text:p text:style-name="P2"><text:s text:c="12"/>Thread.sleep(500l);</text:p>
      <text:p text:style-name="P2"><text:s text:c="8"/>} catch (InterruptedException e) {</text:p>
      <text:p text:style-name="P2"><text:s text:c="12"/>e.printStackTrace();</text:p>
      <text:p text:style-name="P2"><text:s text:c="8"/>}</text:p>
      <text:p text:style-name="P2"><text:s text:c="8"/>System.out.println("thread::" + Thread.currentThread().getName() + " completed");</text:p>
      <text:p text:style-name="P2"><text:s text:c="4"/>}</text:p>
      <text:p text:style-name="P2"><text:s text:c="4"/>synchronized void thread3()</text:p>
      <text:p text:style-name="P2"><text:s text:c="4"/>{</text:p>
      <text:p text:style-name="P2"><text:s text:c="8"/>System.out.println("thread::" + Thread.currentThread().getName() + " entered, started waiting here");</text:p>
      <text:p text:style-name="P2"><text:s text:c="8"/>try {</text:p>
      <text:p text:style-name="P2"><text:soft-page-break/><text:s text:c="12"/>wait();</text:p>
      <text:p text:style-name="P2"><text:s text:c="12"/>Thread.sleep(500l);</text:p>
      <text:p text:style-name="P2"><text:s text:c="8"/>} catch (InterruptedException e) {</text:p>
      <text:p text:style-name="P2"><text:s text:c="12"/>e.printStackTrace();</text:p>
      <text:p text:style-name="P2"><text:s text:c="8"/>}</text:p>
      <text:p text:style-name="P2"><text:s text:c="8"/>System.out.println("thread::" + Thread.currentThread().getName() + " completed");</text:p>
      <text:p text:style-name="P2"><text:s text:c="4"/>}</text:p>
      <text:p text:style-name="P2"><text:s text:c="4"/>synchronized void thread4()</text:p>
      <text:p text:style-name="P2"><text:s text:c="4"/>{</text:p>
      <text:p text:style-name="P2"><text:s text:c="8"/>System.out.println("thread::" + Thread.currentThread().getName() + " entered here to notify other threads");</text:p>
      <text:p text:style-name="P2"><text:s text:c="8"/>notifyAll();</text:p>
      <text:p text:style-name="P2"><text:s text:c="8"/>System.out.println("thread::" + Thread.currentThread().getName() + " completed");</text:p>
      <text:p text:style-name="P2"><text:s text:c="4"/>}</text:p>
      <text:p text:style-name="P2"/>
      <text:p text:style-name="P2"><text:s text:c="4"/>public static void main(String args[])</text:p>
      <text:p text:style-name="P2"><text:s text:c="4"/>{</text:p>
      <text:p text:style-name="P2"><text:s text:c="8"/>//Coordinate 2 threads using wait() and notifyAll().</text:p>
      <text:p text:style-name="P2"><text:s text:c="8"/>System.out.println("This is main thread");</text:p>
      <text:p text:style-name="P2"><text:s text:c="8"/>Q14 obj = new Q14();</text:p>
      <text:p text:style-name="P2"/>
      <text:p text:style-name="P2"><text:s text:c="8"/>Thread t1 = new Thread(new Runnable() {</text:p>
      <text:p text:style-name="P2"><text:s text:c="12"/>@Override</text:p>
      <text:p text:style-name="P2"><text:s text:c="12"/>public void run() {</text:p>
      <text:p text:style-name="P2"><text:s text:c="16"/>obj.thread1();</text:p>
      <text:p text:style-name="P2"><text:s text:c="12"/>}</text:p>
      <text:p text:style-name="P2"><text:s text:c="8"/>});</text:p>
      <text:p text:style-name="P2"/>
      <text:p text:style-name="P2"><text:s text:c="8"/>Thread t2 = new Thread(new Runnable() {</text:p>
      <text:p text:style-name="P2"><text:s text:c="12"/>@Override</text:p>
      <text:p text:style-name="P2"><text:s text:c="12"/>public void run() {</text:p>
      <text:p text:style-name="P2"><text:s text:c="16"/>obj.thread2();</text:p>
      <text:p text:style-name="P2"><text:s text:c="12"/>}</text:p>
      <text:p text:style-name="P2"><text:s text:c="8"/>});</text:p>
      <text:p text:style-name="P2"><text:soft-page-break/><text:s text:c="8"/>Thread t3 = new Thread(new Runnable() {</text:p>
      <text:p text:style-name="P2"><text:s text:c="12"/>@Override</text:p>
      <text:p text:style-name="P2"><text:s text:c="12"/>public void run() {</text:p>
      <text:p text:style-name="P2"><text:s text:c="16"/>obj.thread3();</text:p>
      <text:p text:style-name="P2"><text:s text:c="12"/>}</text:p>
      <text:p text:style-name="P2"><text:s text:c="8"/>});</text:p>
      <text:p text:style-name="P2"/>
      <text:p text:style-name="P2"><text:s text:c="8"/>Thread t4 = new Thread(new Runnable() {</text:p>
      <text:p text:style-name="P2"><text:s text:c="12"/>@Override</text:p>
      <text:p text:style-name="P2"><text:s text:c="12"/>public void run() {</text:p>
      <text:p text:style-name="P2"><text:s text:c="16"/>obj.thread4();</text:p>
      <text:p text:style-name="P2"><text:s text:c="12"/>}</text:p>
      <text:p text:style-name="P2"><text:s text:c="8"/>});</text:p>
      <text:p text:style-name="P2"/>
      <text:p text:style-name="P2"><text:s text:c="8"/>t1.start();</text:p>
      <text:p text:style-name="P2"><text:s text:c="8"/>t2.start();</text:p>
      <text:p text:style-name="P2"><text:s text:c="8"/>t3.start();</text:p>
      <text:p text:style-name="P2"><text:s text:c="8"/>t4.start();</text:p>
      <text:p text:style-name="P2"><text:s text:c="4"/>}</text:p>
      <text:p text:style-name="P2">}</text:p>
      <text:p text:style-name="P6"/>
      <text:list xml:id="list20109179798657" text:continue-numbering="true" text:style-name="L1">
        <text:list-item>
          <text:p text:style-name="P19">Use Reentract lock for coordinating 2 threads with signal(), signalAll() and wait().</text:p>
        </text:list-item>
      </text:list>
      <text:p text:style-name="P4">Ans.</text:p>
      <text:p text:style-name="P2">import java.util.concurrent.locks.Condition;</text:p>
      <text:p text:style-name="P2">import java.util.concurrent.locks.Lock;</text:p>
      <text:p text:style-name="P2">import java.util.concurrent.locks.ReentrantLock;</text:p>
      <text:p text:style-name="P2"/>
      <text:p text:style-name="P2">class Scratch</text:p>
      <text:p text:style-name="P2">{</text:p>
      <text:p text:style-name="P2"><text:s text:c="4"/>Lock lock = new ReentrantLock(true);</text:p>
      <text:p text:style-name="P2"><text:s text:c="4"/>Condition condition = lock.newCondition();</text:p>
      <text:p text:style-name="P2"/>
      <text:p text:style-name="P2"><text:s text:c="4"/>public void worker1() {</text:p>
      <text:p text:style-name="P2"><text:s text:c="8"/>try {</text:p>
      <text:p text:style-name="P2"><text:s text:c="12"/>lock.lock();</text:p>
      <text:p text:style-name="P2"><text:s text:c="12"/>System.out.println("worker 1 Started");</text:p>
      <text:p text:style-name="P2"><text:s text:c="12"/>condition.await();</text:p>
      <text:p text:style-name="P2"><text:s text:c="12"/>System.out.println("worker 1 Finished");</text:p>
      <text:p text:style-name="P2"><text:s text:c="8"/>} catch (InterruptedException e) {</text:p>
      <text:p text:style-name="P2"><text:s text:c="12"/>e.printStackTrace();</text:p>
      <text:p text:style-name="P2"><text:s text:c="8"/>} finally {</text:p>
      <text:p text:style-name="P2"><text:s text:c="12"/>lock.unlock();</text:p>
      <text:p text:style-name="P2"><text:s text:c="8"/>}</text:p>
      <text:p text:style-name="P2"/>
      <text:p text:style-name="P2"><text:s text:c="4"/>}</text:p>
      <text:p text:style-name="P2"/>
      <text:p text:style-name="P2"><text:s text:c="4"/>public void worker2() {</text:p>
      <text:p text:style-name="P2"><text:s text:c="8"/>try{</text:p>
      <text:p text:style-name="P2"><text:s text:c="12"/>lock.lock();</text:p>
      <text:p text:style-name="P2"><text:s text:c="12"/>System.out.println("worker 2 Started");</text:p>
      <text:p text:style-name="P2"><text:s text:c="12"/>System.out.println("worker 2 Finished");</text:p>
      <text:p text:style-name="P2"><text:s text:c="12"/>condition.signal();</text:p>
      <text:p text:style-name="P2"><text:s text:c="8"/>}finally {</text:p>
      <text:p text:style-name="P2"><text:soft-page-break/><text:s text:c="12"/>lock.unlock();</text:p>
      <text:p text:style-name="P2"><text:s text:c="8"/>}</text:p>
      <text:p text:style-name="P2"><text:s text:c="4"/>}</text:p>
      <text:p text:style-name="P2"/>
      <text:p text:style-name="P2"><text:s text:c="4"/>public static void main(String[] args) throws InterruptedException {</text:p>
      <text:p text:style-name="P2"><text:s text:c="8"/>Scratch demo = new Scratch();</text:p>
      <text:p text:style-name="P2"><text:s text:c="8"/>Thread thread1 = new Thread(new Runnable() {</text:p>
      <text:p text:style-name="P2"><text:s text:c="12"/>@Override</text:p>
      <text:p text:style-name="P2"><text:s text:c="12"/>public void run() {</text:p>
      <text:p text:style-name="P2"><text:s text:c="16"/>demo.worker1();</text:p>
      <text:p text:style-name="P2"><text:s text:c="12"/>}</text:p>
      <text:p text:style-name="P2"><text:s text:c="8"/>});</text:p>
      <text:p text:style-name="P2"><text:s text:c="8"/>Thread thread2 = new Thread(new Runnable() {</text:p>
      <text:p text:style-name="P2"><text:s text:c="12"/>@Override</text:p>
      <text:p text:style-name="P2"><text:s text:c="12"/>public void run() {</text:p>
      <text:p text:style-name="P2"><text:s text:c="16"/>demo.worker2();</text:p>
      <text:p text:style-name="P2"><text:s text:c="12"/>}</text:p>
      <text:p text:style-name="P2"><text:s text:c="8"/>});</text:p>
      <text:p text:style-name="P2"><text:s text:c="8"/>thread1.start();</text:p>
      <text:p text:style-name="P2"><text:s text:c="8"/>thread2.start();</text:p>
      <text:p text:style-name="P2"><text:s text:c="8"/>thread1.join();</text:p>
      <text:p text:style-name="P2"><text:s text:c="8"/>thread2.join();</text:p>
      <text:p text:style-name="P2"><text:s text:c="4"/>}</text:p>
      <text:p text:style-name="P2">}</text:p>
      <text:p text:style-name="P6"/>
      <text:list xml:id="list20109359604813" text:continue-numbering="true" text:style-name="L1">
        <text:list-item>
          <text:p text:style-name="P19">Create a deadlock and Resolve it using tryLock().</text:p>
        </text:list-item>
      </text:list>
      <text:p text:style-name="P13">Ans. <text:span text:style-name="T22">(Q16.java)</text:span></text:p>
      <text:p text:style-name="P13"/>
      <text:p text:style-name="P14">import java.util.concurrent.locks.Lock;</text:p>
      <text:p text:style-name="P14">import java.util.concurrent.locks.ReentrantLock;</text:p>
      <text:p text:style-name="P14"/>
      <text:p text:style-name="P14">class Q16</text:p>
      <text:p text:style-name="P14">{</text:p>
      <text:p text:style-name="P14"/>
      <text:p text:style-name="P14"><text:s text:c="4"/>Lock lock1 = new ReentrantLock(true);</text:p>
      <text:p text:style-name="P14"><text:s text:c="4"/>Lock lock2 = new ReentrantLock(true);</text:p>
      <text:p text:style-name="P14"/>
      <text:p text:style-name="P14"><text:s text:c="4"/>void acquireLock(Lock lock1, Lock lock2)</text:p>
      <text:p text:style-name="P14"><text:s text:c="4"/>{</text:p>
      <text:p text:style-name="P14"><text:s text:c="8"/>boolean acquireLock1 = lock1.tryLock();</text:p>
      <text:p text:style-name="P14"><text:s text:c="8"/>boolean acquireLock2 = lock2.tryLock();</text:p>
      <text:p text:style-name="P14"/>
      <text:p text:style-name="P14"><text:s text:c="8"/>if(acquireLock1 &amp;&amp; acquireLock2)</text:p>
      <text:p text:style-name="P14"><text:s text:c="12"/>return;</text:p>
      <text:p text:style-name="P14"/>
      <text:p text:style-name="P14"><text:s text:c="8"/>if(acquireLock1)</text:p>
      <text:p text:style-name="P14"><text:s text:c="12"/>lock1.unlock();</text:p>
      <text:p text:style-name="P14"/>
      <text:p text:style-name="P14"><text:s text:c="8"/>if(acquireLock2)</text:p>
      <text:p text:style-name="P14"><text:s text:c="12"/>lock2.unlock();</text:p>
      <text:p text:style-name="P14"/>
      <text:p text:style-name="P14"><text:s text:c="4"/>}</text:p>
      <text:p text:style-name="P14"/>
      <text:p text:style-name="P14"><text:s text:c="4"/>void thread1()</text:p>
      <text:p text:style-name="P14"><text:s text:c="4"/>{</text:p>
      <text:p text:style-name="P14"><text:s text:c="8"/>acquireLock(lock1, lock2);</text:p>
      <text:p text:style-name="P14"><text:s text:c="8"/>System.out.println("thread::" + Thread.currentThread().getName() + "::lock1");</text:p>
      <text:p text:style-name="P14"><text:s text:c="8"/>System.out.println("thread::" + Thread.currentThread().getName() + "::lock2");</text:p>
      <text:p text:style-name="P14"><text:s text:c="8"/>lock2.unlock();</text:p>
      <text:p text:style-name="P14"><text:s text:c="8"/>lock1.unlock();</text:p>
      <text:p text:style-name="P14"><text:s text:c="4"/>}</text:p>
      <text:p text:style-name="P14"><text:s text:c="4"/>void thread2()</text:p>
      <text:p text:style-name="P14"><text:s text:c="4"/>{</text:p>
      <text:p text:style-name="P14"><text:s text:c="8"/>acquireLock(lock2, lock1);</text:p>
      <text:p text:style-name="P14"><text:s text:c="8"/>System.out.println("thread::" + Thread.currentThread().getName() + "::lock1");</text:p>
      <text:p text:style-name="P14"><text:s text:c="8"/>System.out.println("thread::" + Thread.currentThread().getName() + "::lock2");</text:p>
      <text:p text:style-name="P14"><text:s text:c="8"/>lock1.unlock();</text:p>
      <text:p text:style-name="P14"><text:s text:c="8"/>lock2.unlock();</text:p>
      <text:p text:style-name="P14"><text:s text:c="4"/>}</text:p>
      <text:p text:style-name="P14"/>
      <text:p text:style-name="P14"><text:s text:c="4"/>public static void main(String args[])throws InterruptedException</text:p>
      <text:p text:style-name="P14"><text:s text:c="4"/>{</text:p>
      <text:p text:style-name="P14"><text:s text:c="8"/>Q16 obj = new Q16();</text:p>
      <text:p text:style-name="P14"><text:s text:c="8"/>Thread t1 = new Thread(new Runnable() {</text:p>
      <text:p text:style-name="P14"><text:s text:c="12"/>@Override</text:p>
      <text:p text:style-name="P14"><text:soft-page-break/><text:s text:c="12"/>public void run() {</text:p>
      <text:p text:style-name="P14"><text:s text:c="16"/>obj.thread1();</text:p>
      <text:p text:style-name="P14"><text:s text:c="12"/>}</text:p>
      <text:p text:style-name="P14"><text:s text:c="8"/>});</text:p>
      <text:p text:style-name="P14"><text:s text:c="8"/>Thread t2 = new Thread(new Runnable() {</text:p>
      <text:p text:style-name="P14"><text:s text:c="12"/>@Override</text:p>
      <text:p text:style-name="P14"><text:s text:c="12"/>public void run() {</text:p>
      <text:p text:style-name="P14"><text:s text:c="16"/>obj.thread2();</text:p>
      <text:p text:style-name="P14"><text:s text:c="12"/>}</text:p>
      <text:p text:style-name="P14"><text:s text:c="8"/>});</text:p>
      <text:p text:style-name="P14"/>
      <text:p text:style-name="P14"><text:s text:c="8"/>t1.start();</text:p>
      <text:p text:style-name="P14"><text:s text:c="8"/>t2.start();</text:p>
      <text:p text:style-name="P14"><text:s text:c="8"/>t1.join();</text:p>
      <text:p text:style-name="P14"><text:s text:c="8"/>t2.join();</text:p>
      <text:p text:style-name="P14"><text:s text:c="4"/>}</text:p>
      <text:p text:style-name="P14"/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7:34.770113345</meta:creation-date>
    <dc:date>2019-02-24T02:01:07.470582613</dc:date>
    <meta:editing-duration>PT4H36M16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30" meta:paragraph-count="713" meta:word-count="1904" meta:character-count="21692" meta:non-whitespace-character-count="14477"/>
  </office:meta>
</office:document-meta>
</file>